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5.912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6.648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6.936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7.533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3.448cm"/>
      <style:paragraph-properties style:writing-mode="lr-tb"/>
    </style:style>
    <style:style style:name="gr7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10.741cm" fo:min-width="25.424cm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objectwithoutfill">
      <style:graphic-properties svg:stroke-width="0.102cm" draw:marker-start-width="0.356cm" draw:marker-end="Arrowheads_20_1" draw:marker-end-width="0.457cm" draw:fill="none" draw:textarea-vertical-align="middle" fo:padding-top="0.176cm" fo:padding-bottom="0.176cm" fo:padding-left="0.301cm" fo:padding-right="0.301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0000" loext:opacity="100%"/>
    </style:style>
    <style:style style:name="P4" style:family="paragraph">
      <loext:graphic-properties draw:fill="none" draw:fill-color="#ffffff"/>
      <style:text-properties fo:color="#ff0000" loext:opacity="100%"/>
    </style:style>
    <style:style style:name="P5" style:family="paragraph">
      <loext:graphic-properties draw:fill-color="#ffffff"/>
    </style:style>
    <style:style style:name="T1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4" draw:id="id4" draw:layer="layout" svg:width="6.412cm" svg:height="0.962cm" svg:x="8.401cm" svg:y="3.261cm">
          <draw:text-box>
            <text:p>Phenotype_list_page</text:p>
          </draw:text-box>
        </draw:frame>
        <draw:frame draw:style-name="gr2" draw:text-style-name="P1" xml:id="id5" draw:id="id5" draw:layer="layout" svg:width="7.148cm" svg:height="0.962cm" svg:x="8.011cm" svg:y="8.231cm">
          <draw:text-box>
            <text:p>Phenotype_detail_page</text:p>
          </draw:text-box>
        </draw:frame>
        <draw:frame draw:style-name="gr3" draw:text-style-name="P1" xml:id="id3" draw:id="id3" draw:layer="layout" svg:width="7.436cm" svg:height="0.962cm" svg:x="16.101cm" svg:y="3.242cm">
          <draw:text-box>
            <text:p>SNP_search_form_page</text:p>
          </draw:text-box>
        </draw:frame>
        <draw:frame draw:style-name="gr4" draw:text-style-name="P1" xml:id="id1" draw:id="id1" draw:layer="layout" svg:width="8.033cm" svg:height="0.962cm" svg:x="15.799cm" svg:y="5.746cm">
          <draw:text-box>
            <text:p>SNP_search_results_page</text:p>
          </draw:text-box>
        </draw:frame>
        <draw:frame draw:style-name="gr5" draw:text-style-name="P1" xml:id="id2" draw:id="id2" draw:layer="layout" svg:width="5.425cm" svg:height="0.962cm" svg:x="17.097cm" svg:y="8.32cm">
          <draw:text-box>
            <text:p>SNP_detail_page</text:p>
          </draw:text-box>
        </draw:frame>
        <draw:frame draw:style-name="gr6" draw:text-style-name="P1" xml:id="id6" draw:id="id6" draw:layer="layout" svg:width="3.948cm" svg:height="0.962cm" svg:x="13.065cm" svg:y="0.703cm">
          <draw:text-box>
            <text:p>Home_page</text:p>
          </draw:text-box>
        </draw:frame>
        <draw:connector draw:style-name="gr7" draw:text-style-name="P2" draw:layer="layout" draw:type="line" svg:x1="19.815cm" svg:y1="6.708cm" svg:x2="19.809cm" svg:y2="8.32cm" draw:start-shape="id1" draw:start-glue-point="2" draw:end-shape="id2" svg:d="M19815 6708l-6 1612" svg:viewBox="0 0 7 1613">
          <text:p/>
        </draw:connector>
        <draw:connector draw:style-name="gr7" draw:text-style-name="P2" draw:layer="layout" draw:type="line" svg:x1="19.819cm" svg:y1="4.204cm" svg:x2="19.815cm" svg:y2="5.746cm" draw:start-shape="id3" draw:end-shape="id1" svg:d="M19819 4204l-4 1542" svg:viewBox="0 0 5 1543">
          <text:p/>
        </draw:connector>
        <draw:connector draw:style-name="gr7" draw:text-style-name="P2" draw:layer="layout" draw:type="line" svg:x1="11.607cm" svg:y1="4.223cm" svg:x2="11.585cm" svg:y2="8.231cm" draw:start-shape="id4" draw:end-shape="id5" svg:d="M11607 4223l-22 4008" svg:viewBox="0 0 23 4009">
          <text:p/>
        </draw:connector>
        <draw:connector draw:style-name="gr7" draw:text-style-name="P2" draw:layer="layout" draw:type="line" svg:x1="17.013cm" svg:y1="1.184cm" svg:x2="19.819cm" svg:y2="3.242cm" draw:start-shape="id6" draw:end-shape="id3" draw:end-glue-point="0" svg:d="M17013 1184l2806 2058" svg:viewBox="0 0 2807 2059">
          <text:p/>
        </draw:connector>
        <draw:connector draw:style-name="gr7" draw:text-style-name="P2" draw:layer="layout" draw:type="line" svg:x1="15.039cm" svg:y1="1.665cm" svg:x2="11.607cm" svg:y2="3.261cm" draw:start-shape="id6" draw:start-glue-point="2" draw:end-shape="id4" draw:end-glue-point="0" svg:d="M15039 1665l-3432 1596" svg:viewBox="0 0 3433 1597">
          <text:p/>
        </draw:connector>
        <draw:connector draw:style-name="gr7" draw:text-style-name="P2" draw:layer="layout" draw:type="line" svg:x1="15.159cm" svg:y1="8.712cm" svg:x2="17.097cm" svg:y2="8.801cm" draw:start-shape="id5" draw:start-glue-point="1" draw:end-shape="id2" svg:d="M15159 8712l1938 89" svg:viewBox="0 0 1939 90">
          <text:p/>
        </draw:connector>
        <draw:connector draw:style-name="gr7" draw:text-style-name="P2" draw:layer="layout" draw:type="line" svg:x1="17.097cm" svg:y1="8.801cm" svg:x2="15.159cm" svg:y2="8.712cm" draw:start-shape="id2" draw:start-glue-point="3" draw:end-shape="id5" svg:d="M17097 8801l-1938-89" svg:viewBox="0 0 1939 90">
          <text:p/>
        </draw:connector>
        <draw:frame draw:style-name="gr1" draw:text-style-name="P1" xml:id="id7" draw:id="id7" draw:layer="layout" svg:width="6.412cm" svg:height="0.962cm" svg:x="1.401cm" svg:y="3.261cm">
          <draw:text-box>
            <text:p>Phenotype_search</text:p>
          </draw:text-box>
        </draw:frame>
        <draw:connector draw:style-name="gr7" draw:text-style-name="P2" draw:layer="layout" draw:type="line" svg:x1="13.065cm" svg:y1="1.184cm" svg:x2="4.607cm" svg:y2="3.261cm" draw:start-shape="id6" draw:start-glue-point="3" draw:end-shape="id7" draw:end-glue-point="0" svg:d="M13065 1184l-8458 2077" svg:viewBox="0 0 8459 2078">
          <text:p/>
        </draw:connector>
        <draw:connector draw:style-name="gr7" draw:text-style-name="P2" draw:layer="layout" draw:type="line" svg:x1="7.813cm" svg:y1="3.742cm" svg:x2="11.579cm" svg:y2="8.206cm" draw:start-shape="id7" svg:d="M7813 3742l3766 4464" svg:viewBox="0 0 3767 4465">
          <text:p/>
        </draw:connector>
        <draw:custom-shape draw:style-name="gr8" draw:text-style-name="P2" draw:layer="layout" svg:width="25.924cm" svg:height="10.991cm" svg:x="1.171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2.792cm" svg:height="0.962cm" svg:x="1.527cm" svg:y="0.433cm">
          <draw:text-box>
            <text:p>PUBLIC</text:p>
          </draw:text-box>
        </draw:frame>
        <draw:line draw:style-name="gr10" draw:text-style-name="P2" draw:layer="layout" svg:x1="4.224cm" svg:y1="8.396cm" svg:x2="4.86cm" svg:y2="14.273cm">
          <text:p/>
        </draw:line>
        <draw:frame draw:style-name="gr9" draw:text-style-name="P4" draw:layer="layout" svg:width="17.871cm" svg:height="0.962cm" svg:x="3.536cm" svg:y="14.629cm">
          <draw:text-box>
            <text:p text:style-name="P3"><text:span text:style-name="T1">A developmental version of the site protected with a password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Itor Gonzalez</meta:initial-creator>
    <meta:creation-date>2018-02-19T07:23:25.254345369</meta:creation-date>
    <dc:date>2022-09-29T09:42:08.307655603</dc:date>
    <dc:creator>Aitor Gonzalez</dc:creator>
    <meta:editing-duration>PT32M59S</meta:editing-duration>
    <meta:editing-cycles>19</meta:editing-cycles>
    <meta:generator>LibreOffice/7.2.7.2$Linux_X86_64 LibreOffice_project/8d71d29d553c0f7dcbfa38fbfda25ee34cce99a2</meta:generator>
    <meta:document-statistic meta:object-count="43"/>
  </office:meta>
</office:document-meta>
</file>